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Hindi1" svg:font-family="'Lohit Hindi'"/>
    <style:font-face style:name="monospace" svg:font-family="monospace"/>
    <style:font-face style:name="DejaVu Sans Mono" svg:font-family="'DejaVu Sans Mono'" style:font-family-generic="modern" style:font-pitch="fixed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84fd6"/>
    </style:style>
    <style:style style:name="P2" style:family="paragraph" style:parent-style-name="Standard">
      <style:paragraph-properties fo:text-align="center" style:justify-single-word="false"/>
      <style:text-properties fo:font-size="13pt" style:font-size-asian="13pt" style:font-size-complex="13pt"/>
    </style:style>
    <style:style style:name="P3" style:family="paragraph" style:parent-style-name="Standard">
      <style:text-properties officeooo:rsid="0009278f" officeooo:paragraph-rsid="0009278f"/>
    </style:style>
    <style:style style:name="T1" style:family="text">
      <style:text-properties officeooo:rsid="00084fd6"/>
    </style:style>
    <style:style style:name="T2" style:family="text">
      <style:text-properties fo:font-variant="normal" fo:text-transform="none" fo:color="#333333" style:font-name="Helvetica Neue" fo:font-size="9.75pt" fo:letter-spacing="normal" fo:font-style="normal" fo:font-weight="normal"/>
    </style:style>
    <style:style style:name="T3" style:family="text">
      <style:text-properties fo:font-variant="normal" fo:text-transform="none" fo:color="#333333" style:font-name="monospace" fo:font-size="9.75pt" fo:letter-spacing="normal" fo:font-style="normal" fo:font-weight="normal" fo:background-color="#f5f5f5"/>
    </style:style>
    <style:style style:name="T4" style:family="text">
      <style:text-properties fo:font-variant="normal" fo:text-transform="none" fo:color="#333333" fo:letter-spacing="normal"/>
    </style:style>
    <style:style style:name="T5" style:family="text">
      <style:text-properties officeooo:rsid="0009c4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ngular函数参数书写规则</text:p>
      <text:p text:style-name="Standard"><text:span text:style-name="T1">1、</text:span>ng-href 和 href的区别</text:p>
      <text:p text:style-name="P1"><text:s text:c="3"/>ng-href<text:span text:style-name="T1">（</text:span><text:span text:style-name="T2">any string which can contain </text:span><text:span text:style-name="Source_20_Text"><text:span text:style-name="T3">{{}}</text:span></text:span><text:span text:style-name="T4"> </text:span><text:span text:style-name="T2">markup.</text:span><text:span text:style-name="T1">）</text:span>:在href属性值里有angular标记时要用ng-href,用href会出错<text:span text:style-name="T1">。</text:span></text:p>
      <text:p text:style-name="Standard"/>
      <text:p text:style-name="Standard"><text:span text:style-name="T1">2、</text:span>函数定义分号问题</text:p>
      <text:p text:style-name="Standard"><text:s text:c="5"/>函数声明<text:span text:style-name="T5">：</text:span></text:p>
      <text:p text:style-name="Standard"><text:s text:c="5"/>函数表达式<text:span text:style-name="T5">（）：</text:span></text:p>
      <text:p text:style-name="P3">3、变量定义</text:p>
      <text:p text:style-name="P3"><text:s text:c="5"/>数组：[];</text:p>
      <text:p text:style-name="P3"><text:s text:c="5"/>对象：{}</text:p>
      <text:p text:style-name="Standard">4、ymd时间，显示规则，出现负值的情况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Helvetica Neue" svg:font-family="'Helvetica Neue', Helvetica, Arial, sans-serif"/>
    <style:font-face style:name="Lohit Hindi1" svg:font-family="'Lohit Hindi'"/>
    <style:font-face style:name="monospace" svg:font-family="monospace"/>
    <style:font-face style:name="DejaVu Sans Mono" svg:font-family="'DejaVu Sans Mono'" style:font-family-generic="modern" style:font-pitch="fixed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en" fo:country="US" style:letter-kerning="true" style:font-name-asian="DejaVu Sans2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en" fo:country="US" style:letter-kerning="true" style:font-name-asian="DejaVu Sans2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yy </meta:initial-creator>
    <meta:creation-date>2013-12-27T13:37:39.270652060</meta:creation-date>
    <dc:date>2013-12-27T18:47:28.147569794</dc:date>
    <dc:creator>lyy </dc:creator>
    <meta:editing-duration>PT6M56S</meta:editing-duration>
    <meta:editing-cycles>5</meta:editing-cycles>
    <meta:generator>LibreOffice/4.1.3.2$Linux_X86_64 LibreOffice_project/410m0$Build-2</meta:generator>
    <meta:document-statistic meta:table-count="0" meta:image-count="0" meta:object-count="0" meta:page-count="1" meta:paragraph-count="10" meta:word-count="103" meta:character-count="207" meta:non-whitespace-character-count="176"/>
  </office:meta>
</office:document-meta>
</file>